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0.9802083333333cm"/>
    </style:style>
    <style:style style:name="co7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2.1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48.4pt" style:use-optimal-row-height="false" fo:break-before="auto"/>
    </style:style>
    <style:style style:name="ro11" style:family="table-row">
      <style:table-row-properties style:row-height="18pt" style:use-optimal-row-height="true" fo:break-before="auto"/>
    </style:style>
    <style:style style:name="ro12" style:family="table-row">
      <style:table-row-properties style:row-height="35.25pt" style:use-optimal-row-height="false" fo:break-before="auto"/>
    </style:style>
    <style:style style:name="ro13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que es vol mostrar a la làmina</text:p>
          </table:table-cell>
          <table:table-cell office:value-type="string" table:style-name="ce3">
            <text:p>Andalusita ros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 cristall</text:p>
          </table:table-cell>
          <table:table-cell office:value-type="string" table:style-name="ce5">
            <text:p>Seccions basals quasi quadrade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Moderat - elevat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Incolor amb una lleugera tonalitat rosada molt característ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Lleuger en algunes zon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Molt dolenta en dues direccions que s'encreuen a 90º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A biotita, entre d'altr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Grisos de 1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 del mineral</text:p>
          </table:table-cell>
          <table:table-cell office:value-type="string" table:style-name="ce5">
            <text:p>Parcial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Apreciable en alguns sector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ercentatge</text:p>
          </table:table-cell>
          <table:table-cell office:value-type="percentage" office:value="0.75" table:style-name="ce9">
            <text:p>75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8">
          <table:table-cell office:value-type="string" table:style-name="ce6">
            <text:p>Altres minerals importants a la làmina (%)</text:p>
          </table:table-cell>
          <table:table-cell office:value-type="string" table:style-name="ce5">
            <text:p>Biotita 15%</text:p>
          </table:table-cell>
          <table:table-cell office:value-type="string" table:style-name="ce10">
            <text:p>Quars 5%</text:p>
          </table:table-cell>
          <table:table-cell office:value-type="string" table:style-name="ce10">
            <text:p>Opacs 5%</text:p>
          </table:table-cell>
          <table:table-cell table:number-columns-repeated="4" table:style-name="ce10"/>
          <table:table-cell table:number-columns-repeated="16376"/>
        </table:table-row>
        <table:table-row table:number-rows-repeated="5" table:style-name="ro1">
          <table:table-cell table:number-columns-repeated="8" table:style-name="ce10"/>
          <table:table-cell table:number-columns-repeated="16376"/>
        </table:table-row>
        <table:table-row table:number-rows-repeated="1048570" table:style-name="ro7">
          <table:table-cell table:number-columns-repeated="16384"/>
        </table:table-row>
      </table:table>
      <table:table table:name="Full3" table:style-name="ta2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7">
            <text:p>Característiques generals del mineral</text:p>
          </table:table-cell>
          <table:table-cell office:value-type="string" table:style-name="ce3">
            <text:p>Andalusita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8">
            <text:p>Al<text:span text:style-name="T2">3</text:span>SiO<text:span text:style-name="T2">5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l cristall</text:p>
          </table:table-cell>
          <table:table-cell office:value-type="string" table:style-name="ce5">
            <text:p>Idiomorfes a al·lotriomorfes d'hàbit prismàtic i secció basal quadrad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leu</text:p>
          </table:table-cell>
          <table:table-cell office:value-type="string" table:style-name="ce5">
            <text:p>Mitjà - alt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olors</text:p>
          </table:table-cell>
          <table:table-cell office:value-type="string" table:style-name="ce8">
            <text:p>Incolor, de vegades rosat i rarament verd cla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Lleuger en varietats acolorides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</text:p>
          </table:table-cell>
          <table:table-cell office:value-type="string" table:style-name="ce5">
            <text:p>{111} clara i {100} infreqüent (en angles de 90º en seccions basals)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Alteració</text:p>
          </table:table-cell>
          <table:table-cell office:value-type="string" table:style-name="ce5">
            <text:p>Fàcilment a sericita i més rarament a una barreja de corindó, espinel·la amb rútil i feldspa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blanc groguenc del 1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Recta en seccions longitudinals i simètrica a les basal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5">
            <text:p>Molt poc freqüent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Inexisten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Negatiu en general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Miguel</meta:initial-creator>
    <dc:creator>Miguel</dc:creator>
    <meta:creation-date>2018-02-14T10:30:30Z</meta:creation-date>
    <dc:date>2018-04-23T20:49:41Z</dc:date>
    <meta:editing-cycles>5</meta:editing-cycles>
    <meta:editing-duration>PT1353S</meta:editing-duration>
  </office:meta>
</office:document-meta>
</file>